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irwise_track_analysis_fisher_tab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oCross</text:p>
          </table:table-cell>
          <table:table-cell office:value-type="string" calcext:value-type="string">
            <text:p>YesCross</text:p>
          </table:table-cell>
          <table:table-cell office:value-type="string" calcext:value-type="string">
            <text:p>+,+</text:p>
          </table:table-cell>
          <table:table-cell office:value-type="string" calcext:value-type="string">
            <text:p>+,-</text:p>
          </table:table-cell>
          <table:table-cell office:value-type="string" calcext:value-type="string">
            <text:p>-,+</text:p>
          </table:table-cell>
          <table:table-cell office:value-type="string" calcext:value-type="string">
            <text:p>-,-</text:p>
          </table:table-cell>
          <table:table-cell office:value-type="string" calcext:value-type="string">
            <text:p>AvgBeginDiff</text:p>
          </table:table-cell>
          <table:table-cell office:value-type="string" calcext:value-type="string">
            <text:p>AvgEndDiff</text:p>
          </table:table-cell>
          <table:table-cell office:value-type="string" calcext:value-type="string">
            <text:p>AvgNumCrosses</text:p>
          </table:table-cell>
          <table:table-cell office:value-type="string" calcext:value-type="string">
            <text:p>AvgNumCrossesIfCross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92291" calcext:value-type="float">
            <text:p>92291</text:p>
          </table:table-cell>
          <table:table-cell office:value-type="float" office:value="7593" calcext:value-type="float">
            <text:p>7593</text:p>
          </table:table-cell>
          <table:table-cell office:value-type="float" office:value="56360" calcext:value-type="float">
            <text:p>56360</text:p>
          </table:table-cell>
          <table:table-cell office:value-type="float" office:value="3773" calcext:value-type="float">
            <text:p>3773</text:p>
          </table:table-cell>
          <table:table-cell office:value-type="float" office:value="3820" calcext:value-type="float">
            <text:p>3820</text:p>
          </table:table-cell>
          <table:table-cell office:value-type="float" office:value="35931" calcext:value-type="float">
            <text:p>35931</text:p>
          </table:table-cell>
          <table:table-cell office:value-type="float" office:value="95.7554222197741" calcext:value-type="float">
            <text:p>95.7554222197741</text:p>
          </table:table-cell>
          <table:table-cell office:value-type="float" office:value="100.784092857713" calcext:value-type="float">
            <text:p>100.784092857713</text:p>
          </table:table-cell>
          <table:table-cell office:value-type="float" office:value="0.417193944976172" calcext:value-type="float">
            <text:p>0.417193944976172</text:p>
          </table:table-cell>
          <table:table-cell office:value-type="float" office:value="3.24793452844895" calcext:value-type="float">
            <text:p>3.24793452844895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95646" calcext:value-type="float">
            <text:p>95646</text:p>
          </table:table-cell>
          <table:table-cell office:value-type="float" office:value="8536" calcext:value-type="float">
            <text:p>8536</text:p>
          </table:table-cell>
          <table:table-cell office:value-type="float" office:value="61355" calcext:value-type="float">
            <text:p>61355</text:p>
          </table:table-cell>
          <table:table-cell office:value-type="float" office:value="3764" calcext:value-type="float">
            <text:p>3764</text:p>
          </table:table-cell>
          <table:table-cell office:value-type="float" office:value="4772" calcext:value-type="float">
            <text:p>4772</text:p>
          </table:table-cell>
          <table:table-cell office:value-type="float" office:value="34291" calcext:value-type="float">
            <text:p>34291</text:p>
          </table:table-cell>
          <table:table-cell office:value-type="float" office:value="97.1387872377185" calcext:value-type="float">
            <text:p>97.1387872377185</text:p>
          </table:table-cell>
          <table:table-cell office:value-type="float" office:value="100.056183409801" calcext:value-type="float">
            <text:p>100.056183409801</text:p>
          </table:table-cell>
          <table:table-cell office:value-type="float" office:value="0.456633583536503" calcext:value-type="float">
            <text:p>0.456633583536503</text:p>
          </table:table-cell>
          <table:table-cell office:value-type="float" office:value="3.35991242319373" calcext:value-type="float">
            <text:p>3.35991242319373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06744" calcext:value-type="float">
            <text:p>106744</text:p>
          </table:table-cell>
          <table:table-cell office:value-type="float" office:value="7792" calcext:value-type="float">
            <text:p>7792</text:p>
          </table:table-cell>
          <table:table-cell office:value-type="float" office:value="64708" calcext:value-type="float">
            <text:p>64708</text:p>
          </table:table-cell>
          <table:table-cell office:value-type="float" office:value="3564" calcext:value-type="float">
            <text:p>3564</text:p>
          </table:table-cell>
          <table:table-cell office:value-type="float" office:value="4228" calcext:value-type="float">
            <text:p>4228</text:p>
          </table:table-cell>
          <table:table-cell office:value-type="float" office:value="42036" calcext:value-type="float">
            <text:p>42036</text:p>
          </table:table-cell>
          <table:table-cell office:value-type="float" office:value="95.9826364636461" calcext:value-type="float">
            <text:p>95.9826364636461</text:p>
          </table:table-cell>
          <table:table-cell office:value-type="float" office:value="100.938988920516" calcext:value-type="float">
            <text:p>100.938988920516</text:p>
          </table:table-cell>
          <table:table-cell office:value-type="float" office:value="0.470533282112174" calcext:value-type="float">
            <text:p>0.470533282112174</text:p>
          </table:table-cell>
          <table:table-cell office:value-type="float" office:value="3.89822784810127" calcext:value-type="float">
            <text:p>3.89822784810127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17634" calcext:value-type="float">
            <text:p>117634</text:p>
          </table:table-cell>
          <table:table-cell office:value-type="float" office:value="7795" calcext:value-type="float">
            <text:p>7795</text:p>
          </table:table-cell>
          <table:table-cell office:value-type="float" office:value="74121" calcext:value-type="float">
            <text:p>74121</text:p>
          </table:table-cell>
          <table:table-cell office:value-type="float" office:value="3446" calcext:value-type="float">
            <text:p>3446</text:p>
          </table:table-cell>
          <table:table-cell office:value-type="float" office:value="4349" calcext:value-type="float">
            <text:p>4349</text:p>
          </table:table-cell>
          <table:table-cell office:value-type="float" office:value="43513" calcext:value-type="float">
            <text:p>43513</text:p>
          </table:table-cell>
          <table:table-cell office:value-type="float" office:value="95.3787822911768" calcext:value-type="float">
            <text:p>95.3787822911768</text:p>
          </table:table-cell>
          <table:table-cell office:value-type="float" office:value="101.124849141746" calcext:value-type="float">
            <text:p>101.124849141746</text:p>
          </table:table-cell>
          <table:table-cell office:value-type="float" office:value="0.41991883854611" calcext:value-type="float">
            <text:p>0.41991883854611</text:p>
          </table:table-cell>
          <table:table-cell office:value-type="float" office:value="3.81390296886314" calcext:value-type="float">
            <text:p>3.81390296886314</text:p>
          </table:table-cell>
          <table:table-cell table:formula="of:=TTEST([.L2:.L5];[.L10:.L13];2;3)" office:value-type="float" office:value="0.0301066571785344" calcext:value-type="float">
            <text:p>0.030106657178535</text:p>
          </table:table-cell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86288" calcext:value-type="float">
            <text:p>86288</text:p>
          </table:table-cell>
          <table:table-cell office:value-type="float" office:value="6688" calcext:value-type="float">
            <text:p>6688</text:p>
          </table:table-cell>
          <table:table-cell office:value-type="float" office:value="40994" calcext:value-type="float">
            <text:p>40994</text:p>
          </table:table-cell>
          <table:table-cell office:value-type="float" office:value="2671" calcext:value-type="float">
            <text:p>2671</text:p>
          </table:table-cell>
          <table:table-cell office:value-type="float" office:value="4017" calcext:value-type="float">
            <text:p>4017</text:p>
          </table:table-cell>
          <table:table-cell office:value-type="float" office:value="45294" calcext:value-type="float">
            <text:p>45294</text:p>
          </table:table-cell>
          <table:table-cell office:value-type="float" office:value="103.218207376099" calcext:value-type="float">
            <text:p>103.218207376099</text:p>
          </table:table-cell>
          <table:table-cell office:value-type="float" office:value="112.911806294098" calcext:value-type="float">
            <text:p>112.911806294098</text:p>
          </table:table-cell>
          <table:table-cell office:value-type="float" office:value="0.370934434692824" calcext:value-type="float">
            <text:p>0.370934434692824</text:p>
          </table:table-cell>
          <table:table-cell office:value-type="float" office:value="3.08562225999821" calcext:value-type="float">
            <text:p>3.08562225999821</text:p>
          </table:table-cell>
          <table:table-cell table:formula="of:=TTEST([.L2:.L5];[.L18:.L21];2;3)" office:value-type="float" office:value="0.00077046207204506" calcext:value-type="float">
            <text:p>0.000770462072045</text:p>
          </table:table-cell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83229" calcext:value-type="float">
            <text:p>83229</text:p>
          </table:table-cell>
          <table:table-cell office:value-type="float" office:value="6446" calcext:value-type="float">
            <text:p>6446</text:p>
          </table:table-cell>
          <table:table-cell office:value-type="float" office:value="38531" calcext:value-type="float">
            <text:p>38531</text:p>
          </table:table-cell>
          <table:table-cell office:value-type="float" office:value="2731" calcext:value-type="float">
            <text:p>2731</text:p>
          </table:table-cell>
          <table:table-cell office:value-type="float" office:value="3715" calcext:value-type="float">
            <text:p>3715</text:p>
          </table:table-cell>
          <table:table-cell office:value-type="float" office:value="44698" calcext:value-type="float">
            <text:p>44698</text:p>
          </table:table-cell>
          <table:table-cell office:value-type="float" office:value="104.552790956231" calcext:value-type="float">
            <text:p>104.552790956231</text:p>
          </table:table-cell>
          <table:table-cell office:value-type="float" office:value="113.179770850293" calcext:value-type="float">
            <text:p>113.179770850293</text:p>
          </table:table-cell>
          <table:table-cell office:value-type="float" office:value="0.384031223863953" calcext:value-type="float">
            <text:p>0.384031223863953</text:p>
          </table:table-cell>
          <table:table-cell office:value-type="float" office:value="3.13900282563121" calcext:value-type="float">
            <text:p>3.13900282563121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6646" calcext:value-type="float">
            <text:p>76646</text:p>
          </table:table-cell>
          <table:table-cell office:value-type="float" office:value="4625" calcext:value-type="float">
            <text:p>4625</text:p>
          </table:table-cell>
          <table:table-cell office:value-type="float" office:value="37754" calcext:value-type="float">
            <text:p>37754</text:p>
          </table:table-cell>
          <table:table-cell office:value-type="float" office:value="2191" calcext:value-type="float">
            <text:p>2191</text:p>
          </table:table-cell>
          <table:table-cell office:value-type="float" office:value="2434" calcext:value-type="float">
            <text:p>2434</text:p>
          </table:table-cell>
          <table:table-cell office:value-type="float" office:value="38892" calcext:value-type="float">
            <text:p>38892</text:p>
          </table:table-cell>
          <table:table-cell office:value-type="float" office:value="100.022111392748" calcext:value-type="float">
            <text:p>100.022111392748</text:p>
          </table:table-cell>
          <table:table-cell office:value-type="float" office:value="108.834476356882" calcext:value-type="float">
            <text:p>108.834476356882</text:p>
          </table:table-cell>
          <table:table-cell office:value-type="float" office:value="0.414182180605628" calcext:value-type="float">
            <text:p>0.414182180605628</text:p>
          </table:table-cell>
          <table:table-cell office:value-type="float" office:value="4.00821624196237" calcext:value-type="float">
            <text:p>4.00821624196237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7711" calcext:value-type="float">
            <text:p>77711</text:p>
          </table:table-cell>
          <table:table-cell office:value-type="float" office:value="4957" calcext:value-type="float">
            <text:p>4957</text:p>
          </table:table-cell>
          <table:table-cell office:value-type="float" office:value="37525" calcext:value-type="float">
            <text:p>37525</text:p>
          </table:table-cell>
          <table:table-cell office:value-type="float" office:value="2289" calcext:value-type="float">
            <text:p>2289</text:p>
          </table:table-cell>
          <table:table-cell office:value-type="float" office:value="2668" calcext:value-type="float">
            <text:p>2668</text:p>
          </table:table-cell>
          <table:table-cell office:value-type="float" office:value="40186" calcext:value-type="float">
            <text:p>40186</text:p>
          </table:table-cell>
          <table:table-cell office:value-type="float" office:value="100.104634489767" calcext:value-type="float">
            <text:p>100.104634489767</text:p>
          </table:table-cell>
          <table:table-cell office:value-type="float" office:value="110.018833297044" calcext:value-type="float">
            <text:p>110.018833297044</text:p>
          </table:table-cell>
          <table:table-cell office:value-type="float" office:value="0.377981806745052" calcext:value-type="float">
            <text:p>0.377981806745052</text:p>
          </table:table-cell>
          <table:table-cell office:value-type="float" office:value="3.68565699457419" calcext:value-type="float">
            <text:p>3.68565699457419</text:p>
          </table:table-cell>
          <table:table-cell table:formula="of:=TTEST([.L6:.L9];[.L14:.L17];2;3)" office:value-type="float" office:value="0.0010850563490818" calcext:value-type="float">
            <text:p>0.001085056349082</text:p>
          </table:table-cell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6896" calcext:value-type="float">
            <text:p>6896</text:p>
          </table:table-cell>
          <table:table-cell office:value-type="float" office:value="1006" calcext:value-type="float">
            <text:p>1006</text:p>
          </table:table-cell>
          <table:table-cell office:value-type="float" office:value="4195" calcext:value-type="float">
            <text:p>4195</text:p>
          </table:table-cell>
          <table:table-cell office:value-type="float" office:value="532" calcext:value-type="float">
            <text:p>532</text:p>
          </table:table-cell>
          <table:table-cell office:value-type="float" office:value="474" calcext:value-type="float">
            <text:p>474</text:p>
          </table:table-cell>
          <table:table-cell office:value-type="float" office:value="2701" calcext:value-type="float">
            <text:p>2701</text:p>
          </table:table-cell>
          <table:table-cell office:value-type="float" office:value="108.987322576563" calcext:value-type="float">
            <text:p>108.987322576563</text:p>
          </table:table-cell>
          <table:table-cell office:value-type="float" office:value="113.485743229562" calcext:value-type="float">
            <text:p>113.485743229562</text:p>
          </table:table-cell>
          <table:table-cell office:value-type="float" office:value="0.459503923057454" calcext:value-type="float">
            <text:p>0.459503923057454</text:p>
          </table:table-cell>
          <table:table-cell office:value-type="float" office:value="2.29810126582278" calcext:value-type="float">
            <text:p>2.29810126582278</text:p>
          </table:table-cell>
          <table:table-cell table:formula="of:=TTEST([.L6:.L9];[.L22:.L25];2;3)" office:value-type="float" office:value="0.0140822289639736" calcext:value-type="float">
            <text:p>0.014082228963974</text:p>
          </table:table-cell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1145" calcext:value-type="float">
            <text:p>11145</text:p>
          </table:table-cell>
          <table:table-cell office:value-type="float" office:value="1310" calcext:value-type="float">
            <text:p>1310</text:p>
          </table:table-cell>
          <table:table-cell office:value-type="float" office:value="7602" calcext:value-type="float">
            <text:p>7602</text:p>
          </table:table-cell>
          <table:table-cell office:value-type="float" office:value="588" calcext:value-type="float">
            <text:p>588</text:p>
          </table:table-cell>
          <table:table-cell office:value-type="float" office:value="722" calcext:value-type="float">
            <text:p>722</text:p>
          </table:table-cell>
          <table:table-cell office:value-type="float" office:value="3543" calcext:value-type="float">
            <text:p>3543</text:p>
          </table:table-cell>
          <table:table-cell office:value-type="float" office:value="93.5699790445611" calcext:value-type="float">
            <text:p>93.5699790445611</text:p>
          </table:table-cell>
          <table:table-cell office:value-type="float" office:value="97.4274362103574" calcext:value-type="float">
            <text:p>97.4274362103574</text:p>
          </table:table-cell>
          <table:table-cell office:value-type="float" office:value="0.592854275391409" calcext:value-type="float">
            <text:p>0.592854275391409</text:p>
          </table:table-cell>
          <table:table-cell office:value-type="float" office:value="3.4601686972821" calcext:value-type="float">
            <text:p>3.4601686972821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8895" calcext:value-type="float">
            <text:p>8895</text:p>
          </table:table-cell>
          <table:table-cell office:value-type="float" office:value="1115" calcext:value-type="float">
            <text:p>1115</text:p>
          </table:table-cell>
          <table:table-cell office:value-type="float" office:value="5674" calcext:value-type="float">
            <text:p>5674</text:p>
          </table:table-cell>
          <table:table-cell office:value-type="float" office:value="513" calcext:value-type="float">
            <text:p>513</text:p>
          </table:table-cell>
          <table:table-cell office:value-type="float" office:value="602" calcext:value-type="float">
            <text:p>602</text:p>
          </table:table-cell>
          <table:table-cell office:value-type="float" office:value="3221" calcext:value-type="float">
            <text:p>3221</text:p>
          </table:table-cell>
          <table:table-cell office:value-type="float" office:value="104.529486513487" calcext:value-type="float">
            <text:p>104.529486513487</text:p>
          </table:table-cell>
          <table:table-cell office:value-type="float" office:value="110.50869000999" calcext:value-type="float">
            <text:p>110.50869000999</text:p>
          </table:table-cell>
          <table:table-cell office:value-type="float" office:value="0.58021978021978" calcext:value-type="float">
            <text:p>0.58021978021978</text:p>
          </table:table-cell>
          <table:table-cell office:value-type="float" office:value="3.04243059193295" calcext:value-type="float">
            <text:p>3.04243059193295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1648" calcext:value-type="float">
            <text:p>11648</text:p>
          </table:table-cell>
          <table:table-cell office:value-type="float" office:value="1342" calcext:value-type="float">
            <text:p>1342</text:p>
          </table:table-cell>
          <table:table-cell office:value-type="float" office:value="8159" calcext:value-type="float">
            <text:p>8159</text:p>
          </table:table-cell>
          <table:table-cell office:value-type="float" office:value="512" calcext:value-type="float">
            <text:p>512</text:p>
          </table:table-cell>
          <table:table-cell office:value-type="float" office:value="830" calcext:value-type="float">
            <text:p>830</text:p>
          </table:table-cell>
          <table:table-cell office:value-type="float" office:value="3489" calcext:value-type="float">
            <text:p>3489</text:p>
          </table:table-cell>
          <table:table-cell office:value-type="float" office:value="97.6165944572747" calcext:value-type="float">
            <text:p>97.6165944572747</text:p>
          </table:table-cell>
          <table:table-cell office:value-type="float" office:value="100.596673979984" calcext:value-type="float">
            <text:p>100.596673979984</text:p>
          </table:table-cell>
          <table:table-cell office:value-type="float" office:value="0.588991531947652" calcext:value-type="float">
            <text:p>0.588991531947652</text:p>
          </table:table-cell>
          <table:table-cell office:value-type="float" office:value="3.57523364485981" calcext:value-type="float">
            <text:p>3.57523364485981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6404" calcext:value-type="float">
            <text:p>6404</text:p>
          </table:table-cell>
          <table:table-cell office:value-type="float" office:value="1053" calcext:value-type="float">
            <text:p>1053</text:p>
          </table:table-cell>
          <table:table-cell office:value-type="float" office:value="3180" calcext:value-type="float">
            <text:p>3180</text:p>
          </table:table-cell>
          <table:table-cell office:value-type="float" office:value="437" calcext:value-type="float">
            <text:p>437</text:p>
          </table:table-cell>
          <table:table-cell office:value-type="float" office:value="616" calcext:value-type="float">
            <text:p>616</text:p>
          </table:table-cell>
          <table:table-cell office:value-type="float" office:value="3224" calcext:value-type="float">
            <text:p>3224</text:p>
          </table:table-cell>
          <table:table-cell office:value-type="float" office:value="112.074427651871" calcext:value-type="float">
            <text:p>112.074427651871</text:p>
          </table:table-cell>
          <table:table-cell office:value-type="float" office:value="123.457422958294" calcext:value-type="float">
            <text:p>123.457422958294</text:p>
          </table:table-cell>
          <table:table-cell office:value-type="float" office:value="0.453399490411694" calcext:value-type="float">
            <text:p>0.453399490411694</text:p>
          </table:table-cell>
          <table:table-cell office:value-type="float" office:value="2.21559633027523" calcext:value-type="float">
            <text:p>2.21559633027523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497" calcext:value-type="float">
            <text:p>7497</text:p>
          </table:table-cell>
          <table:table-cell office:value-type="float" office:value="707" calcext:value-type="float">
            <text:p>707</text:p>
          </table:table-cell>
          <table:table-cell office:value-type="float" office:value="3820" calcext:value-type="float">
            <text:p>3820</text:p>
          </table:table-cell>
          <table:table-cell office:value-type="float" office:value="332" calcext:value-type="float">
            <text:p>332</text:p>
          </table:table-cell>
          <table:table-cell office:value-type="float" office:value="375" calcext:value-type="float">
            <text:p>375</text:p>
          </table:table-cell>
          <table:table-cell office:value-type="float" office:value="3677" calcext:value-type="float">
            <text:p>3677</text:p>
          </table:table-cell>
          <table:table-cell office:value-type="float" office:value="101.830605436373" calcext:value-type="float">
            <text:p>101.830605436373</text:p>
          </table:table-cell>
          <table:table-cell office:value-type="float" office:value="127.826259995124" calcext:value-type="float">
            <text:p>127.826259995124</text:p>
          </table:table-cell>
          <table:table-cell office:value-type="float" office:value="0.458069234519746" calcext:value-type="float">
            <text:p>0.458069234519746</text:p>
          </table:table-cell>
          <table:table-cell office:value-type="float" office:value="3.41326067211626" calcext:value-type="float">
            <text:p>3.41326067211626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491" calcext:value-type="float">
            <text:p>7491</text:p>
          </table:table-cell>
          <table:table-cell office:value-type="float" office:value="766" calcext:value-type="float">
            <text:p>766</text:p>
          </table:table-cell>
          <table:table-cell office:value-type="float" office:value="3750" calcext:value-type="float">
            <text:p>3750</text:p>
          </table:table-cell>
          <table:table-cell office:value-type="float" office:value="326" calcext:value-type="float">
            <text:p>326</text:p>
          </table:table-cell>
          <table:table-cell office:value-type="float" office:value="440" calcext:value-type="float">
            <text:p>440</text:p>
          </table:table-cell>
          <table:table-cell office:value-type="float" office:value="3741" calcext:value-type="float">
            <text:p>3741</text:p>
          </table:table-cell>
          <table:table-cell office:value-type="float" office:value="103.947939929757" calcext:value-type="float">
            <text:p>103.947939929757</text:p>
          </table:table-cell>
          <table:table-cell office:value-type="float" office:value="126.927463848856" calcext:value-type="float">
            <text:p>126.927463848856</text:p>
          </table:table-cell>
          <table:table-cell office:value-type="float" office:value="0.492915102337411" calcext:value-type="float">
            <text:p>0.492915102337411</text:p>
          </table:table-cell>
          <table:table-cell office:value-type="float" office:value="3.30625507717303" calcext:value-type="float">
            <text:p>3.30625507717303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735" calcext:value-type="float">
            <text:p>7735</text:p>
          </table:table-cell>
          <table:table-cell office:value-type="float" office:value="1352" calcext:value-type="float">
            <text:p>1352</text:p>
          </table:table-cell>
          <table:table-cell office:value-type="float" office:value="3423" calcext:value-type="float">
            <text:p>3423</text:p>
          </table:table-cell>
          <table:table-cell office:value-type="float" office:value="469" calcext:value-type="float">
            <text:p>469</text:p>
          </table:table-cell>
          <table:table-cell office:value-type="float" office:value="883" calcext:value-type="float">
            <text:p>883</text:p>
          </table:table-cell>
          <table:table-cell office:value-type="float" office:value="4312" calcext:value-type="float">
            <text:p>4312</text:p>
          </table:table-cell>
          <table:table-cell office:value-type="float" office:value="113.56045669638" calcext:value-type="float">
            <text:p>113.56045669638</text:p>
          </table:table-cell>
          <table:table-cell office:value-type="float" office:value="128.181053593045" calcext:value-type="float">
            <text:p>128.181053593045</text:p>
          </table:table-cell>
          <table:table-cell office:value-type="float" office:value="0.496423462088698" calcext:value-type="float">
            <text:p>0.496423462088698</text:p>
          </table:table-cell>
          <table:table-cell office:value-type="float" office:value="2.3556135770235" calcext:value-type="float">
            <text:p>2.3556135770235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127695" calcext:value-type="float">
            <text:p>127695</text:p>
          </table:table-cell>
          <table:table-cell office:value-type="float" office:value="15492" calcext:value-type="float">
            <text:p>15492</text:p>
          </table:table-cell>
          <table:table-cell office:value-type="float" office:value="75546" calcext:value-type="float">
            <text:p>75546</text:p>
          </table:table-cell>
          <table:table-cell office:value-type="float" office:value="6104" calcext:value-type="float">
            <text:p>6104</text:p>
          </table:table-cell>
          <table:table-cell office:value-type="float" office:value="9388" calcext:value-type="float">
            <text:p>9388</text:p>
          </table:table-cell>
          <table:table-cell office:value-type="float" office:value="52149" calcext:value-type="float">
            <text:p>52149</text:p>
          </table:table-cell>
          <table:table-cell office:value-type="float" office:value="103.312747707543" calcext:value-type="float">
            <text:p>103.312747707543</text:p>
          </table:table-cell>
          <table:table-cell office:value-type="float" office:value="106.436515479756" calcext:value-type="float">
            <text:p>106.436515479756</text:p>
          </table:table-cell>
          <table:table-cell office:value-type="float" office:value="0.352713584333773" calcext:value-type="float">
            <text:p>0.352713584333773</text:p>
          </table:table-cell>
          <table:table-cell office:value-type="float" office:value="2.36785597074406" calcext:value-type="float">
            <text:p>2.36785597074406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157205" calcext:value-type="float">
            <text:p>157205</text:p>
          </table:table-cell>
          <table:table-cell office:value-type="float" office:value="16449" calcext:value-type="float">
            <text:p>16449</text:p>
          </table:table-cell>
          <table:table-cell office:value-type="float" office:value="94407" calcext:value-type="float">
            <text:p>94407</text:p>
          </table:table-cell>
          <table:table-cell office:value-type="float" office:value="7388" calcext:value-type="float">
            <text:p>7388</text:p>
          </table:table-cell>
          <table:table-cell office:value-type="float" office:value="9061" calcext:value-type="float">
            <text:p>9061</text:p>
          </table:table-cell>
          <table:table-cell office:value-type="float" office:value="62798" calcext:value-type="float">
            <text:p>62798</text:p>
          </table:table-cell>
          <table:table-cell office:value-type="float" office:value="104.355496510302" calcext:value-type="float">
            <text:p>104.355496510302</text:p>
          </table:table-cell>
          <table:table-cell office:value-type="float" office:value="106.263128721479" calcext:value-type="float">
            <text:p>106.263128721479</text:p>
          </table:table-cell>
          <table:table-cell office:value-type="float" office:value="0.33459062273256" calcext:value-type="float">
            <text:p>0.33459062273256</text:p>
          </table:table-cell>
          <table:table-cell office:value-type="float" office:value="2.4794315951182" calcext:value-type="float">
            <text:p>2.4794315951182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217542" calcext:value-type="float">
            <text:p>217542</text:p>
          </table:table-cell>
          <table:table-cell office:value-type="float" office:value="19087" calcext:value-type="float">
            <text:p>19087</text:p>
          </table:table-cell>
          <table:table-cell office:value-type="float" office:value="130486" calcext:value-type="float">
            <text:p>130486</text:p>
          </table:table-cell>
          <table:table-cell office:value-type="float" office:value="8827" calcext:value-type="float">
            <text:p>8827</text:p>
          </table:table-cell>
          <table:table-cell office:value-type="float" office:value="10260" calcext:value-type="float">
            <text:p>10260</text:p>
          </table:table-cell>
          <table:table-cell office:value-type="float" office:value="87056" calcext:value-type="float">
            <text:p>87056</text:p>
          </table:table-cell>
          <table:table-cell office:value-type="float" office:value="102.279251114614" calcext:value-type="float">
            <text:p>102.279251114614</text:p>
          </table:table-cell>
          <table:table-cell office:value-type="float" office:value="108.600953919428" calcext:value-type="float">
            <text:p>108.600953919428</text:p>
          </table:table-cell>
          <table:table-cell office:value-type="float" office:value="0.332968486533772" calcext:value-type="float">
            <text:p>0.332968486533772</text:p>
          </table:table-cell>
          <table:table-cell office:value-type="float" office:value="2.6150884529855" calcext:value-type="float">
            <text:p>2.6150884529855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209605" calcext:value-type="float">
            <text:p>209605</text:p>
          </table:table-cell>
          <table:table-cell office:value-type="float" office:value="18508" calcext:value-type="float">
            <text:p>18508</text:p>
          </table:table-cell>
          <table:table-cell office:value-type="float" office:value="124873" calcext:value-type="float">
            <text:p>124873</text:p>
          </table:table-cell>
          <table:table-cell office:value-type="float" office:value="8891" calcext:value-type="float">
            <text:p>8891</text:p>
          </table:table-cell>
          <table:table-cell office:value-type="float" office:value="9617" calcext:value-type="float">
            <text:p>9617</text:p>
          </table:table-cell>
          <table:table-cell office:value-type="float" office:value="84732" calcext:value-type="float">
            <text:p>84732</text:p>
          </table:table-cell>
          <table:table-cell office:value-type="float" office:value="103.740759776952" calcext:value-type="float">
            <text:p>103.740759776952</text:p>
          </table:table-cell>
          <table:table-cell office:value-type="float" office:value="111.943092186768" calcext:value-type="float">
            <text:p>111.943092186768</text:p>
          </table:table-cell>
          <table:table-cell office:value-type="float" office:value="0.302008215226664" calcext:value-type="float">
            <text:p>0.302008215226664</text:p>
          </table:table-cell>
          <table:table-cell office:value-type="float" office:value="2.46986699171835" calcext:value-type="float">
            <text:p>2.46986699171835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7762" calcext:value-type="float">
            <text:p>77762</text:p>
          </table:table-cell>
          <table:table-cell office:value-type="float" office:value="6785" calcext:value-type="float">
            <text:p>6785</text:p>
          </table:table-cell>
          <table:table-cell office:value-type="float" office:value="35269" calcext:value-type="float">
            <text:p>35269</text:p>
          </table:table-cell>
          <table:table-cell office:value-type="float" office:value="4102" calcext:value-type="float">
            <text:p>4102</text:p>
          </table:table-cell>
          <table:table-cell office:value-type="float" office:value="2683" calcext:value-type="float">
            <text:p>2683</text:p>
          </table:table-cell>
          <table:table-cell office:value-type="float" office:value="42493" calcext:value-type="float">
            <text:p>42493</text:p>
          </table:table-cell>
          <table:table-cell office:value-type="float" office:value="108.110624291813" calcext:value-type="float">
            <text:p>108.110624291813</text:p>
          </table:table-cell>
          <table:table-cell office:value-type="float" office:value="116.577362532082" calcext:value-type="float">
            <text:p>116.577362532082</text:p>
          </table:table-cell>
          <table:table-cell office:value-type="float" office:value="0.335257312500739" calcext:value-type="float">
            <text:p>0.335257312500739</text:p>
          </table:table-cell>
          <table:table-cell office:value-type="float" office:value="2.72286263208453" calcext:value-type="float">
            <text:p>2.72286263208453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11434" calcext:value-type="float">
            <text:p>111434</text:p>
          </table:table-cell>
          <table:table-cell office:value-type="float" office:value="14169" calcext:value-type="float">
            <text:p>14169</text:p>
          </table:table-cell>
          <table:table-cell office:value-type="float" office:value="51333" calcext:value-type="float">
            <text:p>51333</text:p>
          </table:table-cell>
          <table:table-cell office:value-type="float" office:value="10235" calcext:value-type="float">
            <text:p>10235</text:p>
          </table:table-cell>
          <table:table-cell office:value-type="float" office:value="3934" calcext:value-type="float">
            <text:p>3934</text:p>
          </table:table-cell>
          <table:table-cell office:value-type="float" office:value="60101" calcext:value-type="float">
            <text:p>60101</text:p>
          </table:table-cell>
          <table:table-cell office:value-type="float" office:value="110.323287532943" calcext:value-type="float">
            <text:p>110.323287532943</text:p>
          </table:table-cell>
          <table:table-cell office:value-type="float" office:value="119.115437210895" calcext:value-type="float">
            <text:p>119.115437210895</text:p>
          </table:table-cell>
          <table:table-cell office:value-type="float" office:value="0.350087179446351" calcext:value-type="float">
            <text:p>0.350087179446351</text:p>
          </table:table-cell>
          <table:table-cell office:value-type="float" office:value="2.31577838634927" calcext:value-type="float">
            <text:p>2.31577838634927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67608" calcext:value-type="float">
            <text:p>167608</text:p>
          </table:table-cell>
          <table:table-cell office:value-type="float" office:value="14795" calcext:value-type="float">
            <text:p>14795</text:p>
          </table:table-cell>
          <table:table-cell office:value-type="float" office:value="87744" calcext:value-type="float">
            <text:p>87744</text:p>
          </table:table-cell>
          <table:table-cell office:value-type="float" office:value="6158" calcext:value-type="float">
            <text:p>6158</text:p>
          </table:table-cell>
          <table:table-cell office:value-type="float" office:value="8637" calcext:value-type="float">
            <text:p>8637</text:p>
          </table:table-cell>
          <table:table-cell office:value-type="float" office:value="79864" calcext:value-type="float">
            <text:p>79864</text:p>
          </table:table-cell>
          <table:table-cell office:value-type="float" office:value="101.577631842678" calcext:value-type="float">
            <text:p>101.577631842678</text:p>
          </table:table-cell>
          <table:table-cell office:value-type="float" office:value="118.464241158315" calcext:value-type="float">
            <text:p>118.464241158315</text:p>
          </table:table-cell>
          <table:table-cell office:value-type="float" office:value="0.339029511576016" calcext:value-type="float">
            <text:p>0.339029511576016</text:p>
          </table:table-cell>
          <table:table-cell office:value-type="float" office:value="2.66173115826626" calcext:value-type="float">
            <text:p>2.66173115826626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61444" calcext:value-type="float">
            <text:p>161444</text:p>
          </table:table-cell>
          <table:table-cell office:value-type="float" office:value="15367" calcext:value-type="float">
            <text:p>15367</text:p>
          </table:table-cell>
          <table:table-cell office:value-type="float" office:value="83311" calcext:value-type="float">
            <text:p>83311</text:p>
          </table:table-cell>
          <table:table-cell office:value-type="float" office:value="6280" calcext:value-type="float">
            <text:p>6280</text:p>
          </table:table-cell>
          <table:table-cell office:value-type="float" office:value="9087" calcext:value-type="float">
            <text:p>9087</text:p>
          </table:table-cell>
          <table:table-cell office:value-type="float" office:value="78133" calcext:value-type="float">
            <text:p>78133</text:p>
          </table:table-cell>
          <table:table-cell office:value-type="float" office:value="103.423268648444" calcext:value-type="float">
            <text:p>103.423268648444</text:p>
          </table:table-cell>
          <table:table-cell office:value-type="float" office:value="119.478056376583" calcext:value-type="float">
            <text:p>119.478056376583</text:p>
          </table:table-cell>
          <table:table-cell office:value-type="float" office:value="0.353218973932617" calcext:value-type="float">
            <text:p>0.353218973932617</text:p>
          </table:table-cell>
          <table:table-cell office:value-type="float" office:value="2.64172412334504" calcext:value-type="float">
            <text:p>2.641724123345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3T12:26:34.227437751</dc:date>
    <meta:editing-duration>PT1H5M18S</meta:editing-duration>
    <meta:editing-cycles>3</meta:editing-cycles>
    <meta:generator>LibreOffice/6.4.7.2$Linux_X86_64 LibreOffice_project/40$Build-2</meta:generator>
    <meta:document-statistic meta:table-count="1" meta:cell-count="329" meta:object-count="0"/>
  </office:meta>
</office:document-meta>
</file>